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0"/>
    <style:style style:name="ce5" style:family="table-cell" style:parent-style-name="Default" style:data-style-name="N38"/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55562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529166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7" table:number-columns-repeated="16342" table:default-cell-style-name="ce1"/>
        <table:table-row table:style-name="ro1">
          <table:table-cell office:value-type="string" table:style-name="ce1">
            <text:p>(</text:p>
          </table:table-cell>
          <table:table-cell office:value-type="string" table:style-name="ce1">
            <text:p>product_cod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duct_categor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duct_typ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duct_nam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duct_pla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"type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btyp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yment_yea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yment_typ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ver_yea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ver_typ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emium_per_suminsur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ealthcheck_flag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ave_wp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ctive_flag</text:p>
          </table:table-cell>
          <table:table-cell office:value-type="string" table:style-name="ce1">
            <text:p>,</text:p>
          </table:table-cell>
          <table:table-cell office:value-type="string" table:style-name="ce2">
            <text:p>modify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duct_lin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ving_flag</text:p>
          </table:table-cell>
          <table:table-cell office:value-type="string" table:style-name="ce1">
            <text:p>)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30" table:style-name="ce1">
            <text:p>130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เซฟดั่งใจ 12/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10T12:32:48" table:style-name="ce5">
            <text:p>2016/08/10 12:32: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30" table:style-name="ce1">
            <text:p>130</text:p>
          </table:table-cell>
          <table:table-cell office:value-type="string" table:style-name="ce4">
            <text:p>','</text:p>
          </table:table-cell>
          <table:table-cell office:value-type="float" office:value="40060002" table:style-name="ce1">
            <text:p>40060002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คุ้ม 20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I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6-01-01T00:00:00" table:style-name="ce3">
            <text:p>2016-01-01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7-06T17:09:11" table:style-name="ce5">
            <text:p>2017/07/06 17:09: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45" table:style-name="ce1">
            <text:p>145</text:p>
          </table:table-cell>
          <table:table-cell office:value-type="string" table:style-name="ce4">
            <text:p>','</text:p>
          </table:table-cell>
          <table:table-cell office:value-type="float" office:value="40060002" table:style-name="ce1">
            <text:p>40060002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นาน 90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I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8-01-05T00:00:00" table:style-name="ce3">
            <text:p>2018-01-05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4-04T17:13:45" table:style-name="ce5">
            <text:p>2018/04/04 17:13: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2-27T00:00:00" table:style-name="ce5">
            <text:p>2016/02/27 00:00: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52" table:style-name="ce1">
            <text:p>152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บำนาญ 85/55 (บำนาญแบบลดหย่อนภาษีได้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ำนาญ</text:p>
          </table:table-cell>
          <table:table-cell office:value-type="string" table:style-name="ce4">
            <text:p>',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8-16T10:26:16" table:style-name="ce5">
            <text:p>2017/08/16 10:26: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NN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53" table:style-name="ce1">
            <text:p>153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บำนาญ 85/60 (บำนาญแบบลดหย่อนภาษีได้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ำนาญ</text:p>
          </table:table-cell>
          <table:table-cell office:value-type="string" table:style-name="ce4">
            <text:p>'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8-16T10:26:16" table:style-name="ce5">
            <text:p>2017/08/16 10:26: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NN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54" table:style-name="ce1">
            <text:p>154</text:p>
          </table:table-cell>
          <table:table-cell office:value-type="string" table:style-name="ce4">
            <text:p>','</text:p>
          </table:table-cell>
          <table:table-cell office:value-type="float" office:value="40060002" table:style-name="ce1">
            <text:p>40060002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I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9-08-21T00:00:00" table:style-name="ce3">
            <text:p>2019-08-21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8-28T12:34:46" table:style-name="ce5">
            <text:p>2019/08/28 12:34: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55" table:style-name="ce1">
            <text:p>155</text:p>
          </table:table-cell>
          <table:table-cell office:value-type="string" table:style-name="ce4">
            <text:p>','</text:p>
          </table:table-cell>
          <table:table-cell office:value-type="float" office:value="40060002" table:style-name="ce1">
            <text:p>40060002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คุ้ม 20/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I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9-08-23T00:00:00" table:style-name="ce3">
            <text:p>2019-08-23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8-28T12:34:46" table:style-name="ce5">
            <text:p>2019/08/28 12:34: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56" table:style-name="ce1">
            <text:p>156</text:p>
          </table:table-cell>
          <table:table-cell office:value-type="string" table:style-name="ce4">
            <text:p>','</text:p>
          </table:table-cell>
          <table:table-cell office:value-type="float" office:value="40060002" table:style-name="ce1">
            <text:p>40060002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20/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I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9-08-23T00:00:00" table:style-name="ce3">
            <text:p>2019-08-23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9-02T13:39:55" table:style-name="ce5">
            <text:p>2019/09/02 13:39:5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93" table:style-name="ce1">
            <text:p>193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พูนผล (15/9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5-12-29T00:00:00" table:style-name="ce5">
            <text:p>2015/12/29 00:00: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98" table:style-name="ce1">
            <text:p>19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ออมสบาย 10/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7-23T15:40:37" table:style-name="ce5">
            <text:p>2018/07/23 15:40:3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213" table:style-name="ce1">
            <text:p>213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85/85 (เพื่อผู้สูงอายุ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12-19T18:31:39" table:style-name="ce5">
            <text:p>2018/12/19 18:31: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218" table:style-name="ce1">
            <text:p>21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บายชัวร์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5-12-29T00:00:00" table:style-name="ce5">
            <text:p>2015/12/29 00:00: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221" table:style-name="ce1">
            <text:p>221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บายชัวร์ (โครงการสบายชัวร์ไม่กลัวอะไรเลย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5-12-29T00:00:00" table:style-name="ce5">
            <text:p>2015/12/29 00:00: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293" table:style-name="ce1">
            <text:p>293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เกษียณ มีบำนาญ 90/5 (บำนาญแบบลดหย่อนภาษีได้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ำนาญ</text:p>
          </table:table-cell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8-16T10:26:16" table:style-name="ce5">
            <text:p>2017/08/16 10:26: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NN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294" table:style-name="ce1">
            <text:p>294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เกษียณ มีบำนาญ 90/60 (บำนาญแบบลดหย่อนภาษีได้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ำนาญ</text:p>
          </table:table-cell>
          <table:table-cell office:value-type="string" table:style-name="ce4">
            <text:p>',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8-16T10:26:16" table:style-name="ce5">
            <text:p>2017/08/16 10:26: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NN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295" table:style-name="ce1">
            <text:p>295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เกษียณ มีบำนาญ 90/55 (บำนาญแบบลดหย่อนภาษีได้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ำนาญ</text:p>
          </table:table-cell>
          <table:table-cell office:value-type="string" table:style-name="ce4">
            <text:p>',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8-16T10:26:16" table:style-name="ce5">
            <text:p>2017/08/16 10:26: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NN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73" table:style-name="ce1">
            <text:p>473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เต็ม 20/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10T12:32:48" table:style-name="ce5">
            <text:p>2016/08/10 12:32: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74" table:style-name="ce1">
            <text:p>474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เต็ม 20/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10T12:32:48" table:style-name="ce5">
            <text:p>2016/08/10 12:32: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75" table:style-name="ce1">
            <text:p>475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เต็ม 20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10T12:32:48" table:style-name="ce5">
            <text:p>2016/08/10 12:32: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76" table:style-name="ce1">
            <text:p>476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01T13:38:14" table:style-name="ce5">
            <text:p>2016/08/01 13:38:1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77" table:style-name="ce1">
            <text:p>477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10T12:32:48" table:style-name="ce5">
            <text:p>2016/08/10 12:32: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78" table:style-name="ce1">
            <text:p>47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6-08-10T12:32:48" table:style-name="ce5">
            <text:p>2016/08/10 12:32: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94" table:style-name="ce1">
            <text:p>494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สบายสบาย 30/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7-11T15:56:04" table:style-name="ce5">
            <text:p>2017/07/11 15:56:0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95" table:style-name="ce1">
            <text:p>495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สบายสบาย 30/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7-11T15:56:04" table:style-name="ce5">
            <text:p>2017/07/11 15:56:0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496" table:style-name="ce1">
            <text:p>496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สบายสบาย 30/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7-11T15:56:04" table:style-name="ce5">
            <text:p>2017/07/11 15:56:0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2-17T16:08:21" table:style-name="ce5">
            <text:p>2017/02/17 16:08:2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88" table:style-name="ce1">
            <text:p>98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่า 10/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2-21T17:25:36" table:style-name="ce5">
            <text:p>2018/02/21 17:25: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89" table:style-name="ce1">
            <text:p>989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่า 10/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0" table:style-name="ce1">
            <text:p>990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่า 10/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1" table:style-name="ce1">
            <text:p>991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่า 10/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2" table:style-name="ce1">
            <text:p>992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รอง 10/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3" table:style-name="ce1">
            <text:p>993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รอง 10/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4" table:style-name="ce1">
            <text:p>994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รอง 10/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5" table:style-name="ce1">
            <text:p>995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รอง 10/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996" table:style-name="ce1">
            <text:p>996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รอง 10/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6-16T14:39:27" table:style-name="ce5">
            <text:p>2017/06/16 14:39: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A37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คุ้มค่าตลอดชีพ 90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2-12T11:04:53" table:style-name="ce5">
            <text:p>2018/02/12 11:04:5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A3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คุ้มครองตลอดชีพ 99/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4-11T11:47:41" table:style-name="ce5">
            <text:p>2018/04/11 11:47: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A39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คุ้มครองตลอดชีพ 99/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4-11T11:47:41" table:style-name="ce5">
            <text:p>2018/04/11 11:47: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A40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คุ้มครองตลอดชีพ 99/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4-11T11:47:41" table:style-name="ce5">
            <text:p>2018/04/11 11:47: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24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ชั่วระยะเวลา 10 ปี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Term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2-13T08:50:33" table:style-name="ce5">
            <text:p>2019/02/13 08:50: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25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ชั่วระยะเวลา 15 ปี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Term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2-13T08:50:33" table:style-name="ce5">
            <text:p>2019/02/13 08:50: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26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คุ้มครองตลอดชีพ 95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2-13T08:50:33" table:style-name="ce5">
            <text:p>2019/02/13 08:50: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3-07T12:24:40" table:style-name="ce5">
            <text:p>2017/03/07 12:24: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18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5-05T16:31:21" table:style-name="ce5">
            <text:p>2017/05/05 16:31:2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3-07T12:24:40" table:style-name="ce5">
            <text:p>2017/03/07 12:24: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21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3-07T12:24:40" table:style-name="ce5">
            <text:p>2017/03/07 12:24: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22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เบาใจ 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3-07T12:24:40" table:style-name="ce5">
            <text:p>2017/03/07 12:24: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23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เบาใจ 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3-07T12:24:40" table:style-name="ce5">
            <text:p>2017/03/07 12:24: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24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ะกันอุบัติเหตุ คืนชัวร์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7-03-07T12:24:40" table:style-name="ce5">
            <text:p>2017/03/07 12:24: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27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มอไซค์วีไอพี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5-12-29T00:00:00" table:style-name="ce5">
            <text:p>2015/12/29 00:00: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PA063</text:p>
          </table:table-cell>
          <table:table-cell office:value-type="string" table:style-name="ce4">
            <text:p>','</text:p>
          </table:table-cell>
          <table:table-cell office:value-type="float" office:value="40060003" table:style-name="ce1">
            <text:p>40060003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พีเอ วีไอพี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P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8-03-29T09:16:54" table:style-name="ce5">
            <text:p>2018/03/29 09:16:5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88" table:style-name="ce1">
            <text:p>18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างใจคุ้มค่า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2-06-01T00:00:00" table:style-name="ce3">
            <text:p>2012-06-01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09-24T15:18:17" table:style-name="ce5">
            <text:p>2019/09/24 15:18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6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เซฟรับทรัพย์ 14/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20-01-01T00:00:00" table:style-name="ce3">
            <text:p>2020-01-01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date" office:date-value="2020-02-11T20:34:33" table:style-name="ce5">
            <text:p>2020/02/11 20:34: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5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เซฟรับทรัพย์ 15/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12-20T04:09:57" table:style-name="ce5">
            <text:p>2019/12/20 04:09:5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61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ซุปเปอร์ เฮลท์แคร์ 90/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อดชีพ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9-08-06T00:00:00" table:style-name="ce3">
            <text:p>2019-08-06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10-21T14:57:09" table:style-name="ce5">
            <text:p>2019/10/21 14:57:0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float" office:value="157" table:style-name="ce1">
            <text:p>157</text:p>
          </table:table-cell>
          <table:table-cell office:value-type="string" table:style-name="ce4">
            <text:p>','</text:p>
          </table:table-cell>
          <table:table-cell office:value-type="float" office:value="40060002" table:style-name="ce1">
            <text:p>40060002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คุ้ม 20/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I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19-12-31T00:00:00" table:style-name="ce3">
            <text:p>2019-12-31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19-12-02T14:56:55" table:style-name="ce5">
            <text:p>2019/12/02 14:56:5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72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ซูเปอร์ รีเทิร์น 10/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20-01-23T00:00:00" table:style-name="ce3">
            <text:p>2020-01-23</text:p>
          </table:table-cell>
          <table:table-cell office:value-type="string" table:style-name="ce4">
            <text:p>','</text:p>
          </table:table-cell>
          <table:table-cell office:value-type="date" office:date-value="3000-12-31T00:00:00" table:style-name="ce3">
            <text:p>3000-12-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20-01-24T10:37:58" table:style-name="ce5">
            <text:p>2020/01/24 10:37:5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E69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รักปั้นเงิน 3/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'</text:p>
          </table:table-cell>
          <table:table-cell office:value-type="date" office:date-value="2020-01-03T00:00:00" table:style-name="ce3">
            <text:p>2020-01-03</text:p>
          </table:table-cell>
          <table:table-cell office:value-type="string" table:style-name="ce4">
            <text:p>','</text:p>
          </table:table-cell>
          <table:table-cell office:value-type="date" office:date-value="2020-12-30T00:00:00" table:style-name="ce3">
            <text:p>2020-12-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20-02-11T22:01:41" table:style-name="ce5">
            <text:p>2020/02/11 22:01: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B95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อเชี่ยนไลฟ์ เซฟรับทรัพย์ 14/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Y</text:p>
          </table:table-cell>
          <table:table-cell office:value-type="string" table:style-name="ce4">
            <text:p>','</text:p>
          </table:table-cell>
          <table:table-cell office:value-type="date" office:date-value="2020-02-11T20:34:33" table:style-name="ce5">
            <text:p>2020/02/11 20:34: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,</text:p>
          </table:table-cell>
          <table:table-cell table:number-columns-repeated="16341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C98</text:p>
          </table:table-cell>
          <table:table-cell office:value-type="string" table:style-name="ce4">
            <text:p>','</text:p>
          </table:table-cell>
          <table:table-cell office:value-type="float" office:value="40060001" table:style-name="ce1">
            <text:p>40060001</text:p>
          </table:table-cell>
          <table:table-cell office:value-type="string" table:style-name="ce4">
            <text:p>','</text:p>
          </table:table-cell>
          <table:table-cell office:value-type="float" office:value="40030001" table:style-name="ce1">
            <text:p>40030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รักปั้นเงิน 3/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O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ะสมทรัพย์</text:p>
          </table:table-cell>
          <table:table-cell office:value-type="string" table:style-name="ce4">
            <text:p>',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Q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</text:p>
          </table:table-cell>
          <table:table-cell office:value-type="string" table:style-name="ce4">
            <text:p>'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,'</text:p>
          </table:table-cell>
          <table:table-cell office:value-type="string" table:style-name="ce1">
            <text:p>N</text:p>
          </table:table-cell>
          <table:table-cell office:value-type="string" table:style-name="ce4">
            <text:p>','</text:p>
          </table:table-cell>
          <table:table-cell office:value-type="date" office:date-value="2020-02-11T20:34:33" table:style-name="ce5">
            <text:p>2020/02/11 20:34: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ORD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)</text:p>
          </table:table-cell>
          <table:table-cell table:number-columns-repeated="16341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Rattapol Apipoltanakorn</dc:creator>
    <meta:creation-date>2020-03-09T13:26:33Z</meta:creation-date>
    <dc:date>2020-03-13T07:04:34Z</dc:date>
    <meta:editing-cycles>1</meta:editing-cycles>
    <meta:editing-duration>PT38S</meta:editing-duration>
  </office:meta>
</office:document-meta>
</file>